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D0000007D0B94A0594C4F7DE4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3aba81" draw:fill-color="#3aba81" draw:textarea-horizontal-align="justify" draw:textarea-vertical-align="middle" draw:auto-grow-height="false" fo:min-height="1.528cm" fo:min-width="17.28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186cm" fo:min-width="27.5cm"/>
    </style:style>
    <style:style style:name="gr4" style:family="graphic" style:parent-style-name="standard">
      <style:graphic-properties svg:stroke-color="#3aba81" draw:fill-color="#3aba81" draw:textarea-horizontal-align="justify" draw:textarea-vertical-align="middle" draw:auto-grow-height="false" fo:min-height="1.528cm" fo:min-width="22.106cm"/>
    </style:style>
    <style:style style:name="gr5" style:family="graphic" style:parent-style-name="standard">
      <style:graphic-properties svg:stroke-color="#3aba81" draw:fill-color="#ffffff" draw:textarea-horizontal-align="justify" draw:textarea-vertical-align="middle" draw:auto-grow-height="false" fo:min-height="1.528cm" fo:min-width="7.628cm"/>
    </style:style>
    <style:style style:name="gr6" style:family="graphic" style:parent-style-name="standard">
      <style:graphic-properties svg:stroke-color="#3aba81" draw:fill-color="#ffffff" draw:textarea-horizontal-align="justify" draw:textarea-vertical-align="middle" draw:auto-grow-height="false" fo:min-height="1.528cm" fo:min-width="15.146cm"/>
    </style:style>
    <style:style style:name="gr7" style:family="graphic" style:parent-style-name="standard">
      <style:graphic-properties svg:stroke-color="#3aba81" draw:fill-color="#ffffff" draw:textarea-horizontal-align="justify" draw:textarea-vertical-align="middle" draw:auto-grow-height="false" fo:min-height="1.528cm" fo:min-width="7.12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fo:color="#ffffff" style:font-name="DejaVu Sans" fo:font-weight="bold"/>
    </style:style>
    <style:style style:name="P3" style:family="paragraph">
      <loext:graphic-properties draw:fill-color="#3aba81"/>
      <style:paragraph-properties fo:text-align="start"/>
      <style:text-properties fo:color="#ffffff" style:font-name="DejaVu Sans" fo:font-size="32pt" fo:font-weight="bold" style:font-size-asian="32pt" style:font-size-complex="32pt"/>
    </style:style>
    <style:style style:name="P4" style:family="paragraph">
      <style:paragraph-properties fo:text-align="center"/>
      <style:text-properties style:font-name="DejaVu Sans" fo:font-size="8pt" style:font-size-asian="8pt" style:font-size-complex="8pt"/>
    </style:style>
    <style:style style:name="P5" style:family="paragraph">
      <loext:graphic-properties draw:fill-color="#ffffff"/>
      <style:paragraph-properties fo:text-align="center"/>
      <style:text-properties style:font-name="DejaVu Sans" fo:font-size="8pt" style:font-size-asian="8pt" style:font-size-complex="8pt"/>
    </style:style>
    <style:style style:name="P6" style:family="paragraph">
      <style:paragraph-properties fo:text-align="start"/>
      <style:text-properties fo:color="#ffffff" style:font-name="DejaVu Sans" fo:font-size="32pt" fo:font-weight="bold" style:font-size-asian="32pt" style:font-size-complex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/>
      <style:text-properties fo:color="#3aba81" style:font-name="DejaVu Sans" fo:font-weight="bold"/>
    </style:style>
    <style:style style:name="P9" style:family="paragraph">
      <loext:graphic-properties draw:fill-color="#ffffff"/>
      <style:paragraph-properties fo:text-align="start"/>
      <style:text-properties fo:color="#3aba81" style:font-name="DejaVu Sans" fo:font-size="32pt" fo:font-weight="bold" style:font-size-asian="32pt" style:font-size-complex="32pt"/>
    </style:style>
    <style:style style:name="P10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font-name="DejaVu Sans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2" draw:text-style-name="P3" draw:layer="layout" svg:width="17.78cm" svg:height="1.778cm" svg:x="1.27cm" svg:y="11.176cm">
          <text:p text:style-name="P2"><text:span text:style-name="T1">Vue.j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78cm" svg:height="1.778cm" svg:x="1.27cm" svg:y="13.208cm">
          <text:p text:style-name="P2"><text:span text:style-name="T1">Vue.j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8cm" svg:height="0.436cm" svg:x="0cm" svg:y="15.086cm">
          <text:p text:style-name="P4"><text:span text:style-name="T2">Imagesource: https://msdn.microsoft.com/en-gb/magazine/dn463786.aspx?f=255&amp;MSPPError=-2147217396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2" draw:text-style-name="P3" draw:layer="layout" svg:width="17.78cm" svg:height="1.778cm" svg:x="1.27cm" svg:y="1.27cm">
          <text:p text:style-name="P6"><text:span text:style-name="T1">Vue.j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8cm" svg:height="0.436cm" svg:x="0cm" svg:y="15.086cm">
          <text:p text:style-name="P4"><text:span text:style-name="T2">Imagesource: https://msdn.microsoft.com/en-gb/magazine/dn463786.aspx?f=255&amp;MSPPError=-2147217396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4" draw:text-style-name="P3" draw:layer="layout" svg:width="22.606cm" svg:height="1.778cm" svg:x="1.27cm" svg:y="12.7cm">
          <text:p text:style-name="P6"><text:span text:style-name="T1">Vue.js and Typescript Introdu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8cm" svg:height="0.436cm" svg:x="0cm" svg:y="15.086cm">
          <text:p text:style-name="P4"><text:span text:style-name="T2">Imagesource: https://msdn.microsoft.com/en-gb/magazine/dn463786.aspx?f=255&amp;MSPPError=-2147217396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5" draw:text-style-name="P9" draw:layer="layout" svg:width="8.128cm" svg:height="1.778cm" svg:x="9.903cm" svg:y="5.975cm">
          <text:p text:style-name="P8"><text:span text:style-name="T1">Progressive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5.646cm" svg:height="1.778cm" svg:x="6.15cm" svg:y="8.261cm">
          <text:p text:style-name="P8"><text:span text:style-name="T1">Single Page Applic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7.62cm" svg:height="1.778cm" svg:x="10.212cm" svg:y="10.55cm">
          <text:p text:style-name="P8"><text:span text:style-name="T1">Framework</text:span></text:p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4.593cm" svg:height="4.593cm" svg:x="11.63cm" svg:y="1.479cm">
          <draw:image xlink:href="Pictures/10000201000007D0000007D0B94A0594C4F7DE4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9T10:23:23.280106033</meta:creation-date>
    <dc:title>Vue.js</dc:title>
    <meta:editing-duration>PT2M10S</meta:editing-duration>
    <meta:editing-cycles>2</meta:editing-cycles>
    <meta:generator>LibreOffice/6.0.7.3$Linux_X86_64 LibreOffice_project/00m0$Build-3</meta:generator>
    <dc:date>2018-12-19T10:25:33.616201661</dc:date>
    <meta:document-statistic meta:object-count="42"/>
  </office:meta>
</office:document-meta>
</file>